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ntarell" svg:font-family="Cantarel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ntarell1" svg:font-family="Cantarel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3" style:family="paragraph" style:parent-style-name="Standard" style:master-page-name="Standard">
      <style:paragraph-properties fo:margin-top="0in" fo:margin-bottom="0in" loext:contextual-spacing="false" fo:text-align="center" style:justify-single-word="false" style:page-number="1"/>
    </style:style>
    <style:style style:name="P4" style:family="paragraph" style:parent-style-name="Standard">
      <style:paragraph-properties fo:margin-left="0in" fo:margin-right="0in" fo:margin-top="0in" fo:margin-bottom="0in" loext:contextual-spacing="false" fo:text-indent="0.5in" style:auto-text-indent="false"/>
    </style:style>
    <style:style style:name="P5" style:family="paragraph" style:parent-style-name="Standard">
      <style:paragraph-properties fo:margin-left="0in" fo:margin-right="0in" fo:margin-top="0in" fo:margin-bottom="0in" loext:contextual-spacing="false" fo:text-indent="0.5in" style:auto-text-indent="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left="0.5in" fo:margin-right="0in" fo:margin-top="0in" fo:margin-bottom="0in" loext:contextual-spacing="false" fo:text-indent="0in" style:auto-text-indent="false"/>
    </style:style>
    <style:style style:name="P7" style:family="paragraph" style:parent-style-name="Standard">
      <style:paragraph-properties fo:margin-left="0.5in" fo:margin-right="0in" fo:margin-top="0in" fo:margin-bottom="0in" loext:contextual-spacing="false" fo:text-indent="0in" style:auto-text-indent="false"/>
      <style:text-properties style:font-name="Cantarell" fo:font-size="12pt" style:font-name-asian="Cantarell1" style:font-size-asian="12pt" style:font-name-complex="Cantarell1" style:font-size-complex="12pt"/>
    </style:style>
    <style:style style:name="P8" style:family="paragraph" style:parent-style-name="Standard">
      <style:paragraph-properties fo:margin-left="0in" fo:margin-right="0in" fo:margin-top="0in" fo:margin-bottom="0in" loext:contextual-spacing="false" fo:text-indent="0in" style:auto-text-indent="false"/>
    </style:style>
    <style:style style:name="P9" style:family="paragraph" style:parent-style-name="Standard">
      <style:paragraph-properties fo:margin-left="0in" fo:margin-right="0in" fo:margin-top="0in" fo:margin-bottom="0in" loext:contextual-spacing="false" fo:text-indent="0in" style:auto-text-indent="false"/>
      <style:text-properties style:font-name="Times New Roman" fo:font-size="13pt" style:font-name-asian="Times New Roman1" style:font-size-asian="13pt" style:font-name-complex="Times New Roman1" style:font-size-complex="13pt"/>
    </style:style>
    <style:style style:name="P10" style:family="paragraph" style:parent-style-name="Standard">
      <style:paragraph-properties fo:margin-left="0in" fo:margin-right="0in" fo:margin-top="0in" fo:margin-bottom="0in" loext:contextual-spacing="false" fo:text-indent="0in" style:auto-text-indent="false"/>
      <style:text-properties style:font-name="Times New Roman" fo:font-size="12pt" style:font-name-asian="Times New Roman1" style:font-size-asian="12pt" style:font-name-complex="Times New Roman1" style:font-size-complex="12pt"/>
    </style:style>
    <style:style style:name="P11" style:family="paragraph" style:parent-style-name="Standard">
      <style:paragraph-properties fo:margin-left="0in" fo:margin-right="0in" fo:margin-top="0in" fo:margin-bottom="0in" loext:contextual-spacing="false" fo:text-indent="0in" style:auto-text-indent="false"/>
      <style:text-properties style:font-name="Cantarell" fo:font-size="12pt" style:font-name-asian="Cantarell1" style:font-size-asian="12pt" style:font-name-complex="Cantarell1" style:font-size-complex="12pt"/>
    </style:style>
    <style:style style:name="P12" style:family="paragraph" style:parent-style-name="Standard">
      <style:paragraph-properties fo:margin-left="1in" fo:margin-right="0in" fo:margin-top="0in" fo:margin-bottom="0in" loext:contextual-spacing="false" fo:text-indent="0in" style:auto-text-indent="false"/>
    </style:style>
    <style:style style:name="P13" style:family="paragraph" style:parent-style-name="Standard">
      <style:paragraph-properties fo:margin-left="0.5in" fo:margin-right="0in" fo:margin-top="0in" fo:margin-bottom="0in" loext:contextual-spacing="false" fo:text-indent="0.5in" style:auto-text-indent="false"/>
    </style:style>
    <style:style style:name="P14" style:family="paragraph" style:parent-style-name="Standard">
      <style:paragraph-properties fo:margin-left="1in" fo:margin-right="0in" fo:margin-top="0in" fo:margin-bottom="0in" loext:contextual-spacing="false" fo:text-indent="0.5in" style:auto-text-indent="false"/>
    </style:style>
    <style:style style:name="T1"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3pt" fo:font-weight="bold" style:font-name-asian="Times New Roman1" style:font-size-asian="13pt" style:font-weight-asian="bold" style:font-name-complex="Times New Roman1" style:font-size-complex="13pt"/>
    </style:style>
    <style:style style:name="T5"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T6" style:family="text">
      <style:text-properties style:font-name="Times New Roman" fo:font-size="13pt" style:font-name-asian="Times New Roman1" style:font-size-asian="13pt" style:font-name-complex="Times New Roman1" style:font-size-complex="13pt"/>
    </style:style>
    <style:style style:name="T7"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8" style:family="text">
      <style:text-properties style:font-name="Cantarell" fo:font-size="12pt" style:font-name-asian="Cantarell1" style:font-size-asian="12pt" style:font-name-complex="Cantarel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Quick Guide : Adding Fields to Normative Types</text:span></text:p>
      <text:p text:style-name="P2"/>
      <text:p text:style-name="P4"><text:span text:style-name="T3">This document serves as a quick guide on how to add extra fields to a normative type pvData structure.</text:span></text:p>
      <text:p text:style-name="P2"/>
      <text:p text:style-name="P1"><text:span text:style-name="T4">Prerequisites:</text:span></text:p>
      <text:p text:style-name="P1"><text:span text:style-name="T3"><text:tab/>Build of EPICS </text:span><text:a xlink:type="simple" xlink:href="https://www.aps.anl.gov/epics/download/base/index.php" text:style-name="Internet_20_link" text:visited-style-name="Visited_20_Internet_20_Link"><text:span text:style-name="T7">v3</text:span></text:a><text:span text:style-name="T3"> and </text:span><text:a xlink:type="simple" xlink:href="https://sourceforge.net/projects/epics-pvdata/files/" text:style-name="Internet_20_link" text:visited-style-name="Visited_20_Internet_20_Link"><text:span text:style-name="T7">v4</text:span></text:a><text:span text:style-name="T3">. </text:span></text:p>
      <text:p text:style-name="P1"><text:span text:style-name="T3"><text:tab/>Familiarity with the EPICS v4 modules: </text:span><text:a xlink:type="simple" xlink:href="http://epics-pvdata.sourceforge.net/docbuild/pvDataCPP/tip/documentation/pvDataCPP.html" text:style-name="Internet_20_link" text:visited-style-name="Visited_20_Internet_20_Link"><text:span text:style-name="T7">pvDataCPP</text:span></text:a><text:span text:style-name="T3">, </text:span><text:a xlink:type="simple" xlink:href="http://epics-pvdata.sourceforge.net/docbuild/normativeTypesCPP/tip/documentation/ntCPP.html" text:style-name="Internet_20_link" text:visited-style-name="Visited_20_Internet_20_Link"><text:span text:style-name="T7">normativeTypesCPP.</text:span></text:a></text:p>
      <text:p text:style-name="P2"/>
      <text:p text:style-name="P4"><text:span text:style-name="T3">The pvData module allows for the creation of custom pvData structures with an arbitrary number of fields. The fields can be of any type defined by pvData, or a nested pvData structure. To allow interoperability between different code bases, a standardised definition of structures, normative types, also exists. These normative types are not defined as separate types from the pvData structures. Normative types are simply standardised specifications for pvData structures. These definitions are specified in the </text:span><text:a xlink:type="simple" xlink:href="http://epics-pvdata.sourceforge.net/docbuild/normativeTypesCPP/tip/documentation/ntCPP.html" text:style-name="Internet_20_link" text:visited-style-name="Visited_20_Internet_20_Link"><text:span text:style-name="T7">normative type documentation</text:span></text:a><text:span text:style-name="T3">. </text:span></text:p>
      <text:p text:style-name="P4"><text:span text:style-name="T3">The documentation specifies that all normative types have certain fields that are required and allow for certain fields that are optional. What fields are required is dependent on the specific normative type. However every normative type is also allowed any arbitrary number of extra fields. These fields can be any pvData structure or pvData type. </text:span></text:p>
      <text:p text:style-name="P4"><text:span text:style-name="T3">The purpose of this document is thus to provide an example of how to add extra fields to a normative type structure. As mentioned above, this field can be any pvData type or pvData structure.</text:span></text:p>
      <text:p text:style-name="P1"><text:span text:style-name="T3"><text:tab/></text:span></text:p>
      <text:p text:style-name="P1"><text:span text:style-name="T5">Instantiating a Normative Type pvData Structure</text:span></text:p>
      <text:p text:style-name="P2"/>
      <text:p text:style-name="P1"><text:span text:style-name="T3"><text:tab/>Every normative type has an associated builder class. For example, instances of ‘</text:span><text:a xlink:type="simple" xlink:href="http://epics-pvdata.sourceforge.net/docbuild/normativeTypesCPP/tip/documentation/ntCPP.html#normative_type_ntscalar" text:style-name="Internet_20_link" text:visited-style-name="Visited_20_Internet_20_Link"><text:span text:style-name="T7">ntScalar</text:span></text:a><text:span text:style-name="T3">’ (the scalar normative type) are allocated using the ‘</text:span><text:a xlink:type="simple" xlink:href="http://epics-pvdata.sourceforge.net/docbuild/normativeTypesCPP/tip/documentation/html/classepics_1_1nt_1_1detail_1_1NTScalarBuilder.html" text:style-name="Internet_20_link" text:visited-style-name="Visited_20_Internet_20_Link"><text:span text:style-name="T7">ntScalarBuilder</text:span></text:a><text:span text:style-name="T3">’ class. To obtain the builder class, use the associated ‘createBuilder()’ method. </text:span></text:p>
      <text:p text:style-name="P4"><text:span text:style-name="T3">For example:</text:span></text:p>
      <text:p text:style-name="P2"/>
      <text:p text:style-name="P1"><text:span text:style-name="T3"><text:tab/></text:span><text:span text:style-name="T8">NTScalarBuilderPtr ntScalarBuilder = NTScalar::createBuilder();</text:span></text:p>
      <text:p text:style-name="P4"><text:span text:style-name="T3">The normative type is then defined by using the builder’s ‘add*()’ methods. </text:span></text:p>
      <text:p text:style-name="P6"><text:span text:style-name="T3">For example:</text:span></text:p>
      <text:p text:style-name="P2"><text:soft-page-break/></text:p>
      <text:p text:style-name="P1"><text:span text:style-name="T3"><text:tab/></text:span><text:span text:style-name="T8">PVStructurePtr pvStructure = ntScalarBuilder-&gt;</text:span></text:p>
      <text:p text:style-name="P1"><text:span text:style-name="T8"><text:tab/><text:tab/>value(pvDouble)-&gt;</text:span></text:p>
      <text:p text:style-name="P1"><text:span text:style-name="T8"><text:tab/><text:tab/>addAlarm()-&gt;</text:span></text:p>
      <text:p text:style-name="P1"><text:span text:style-name="T8"><text:tab/><text:tab/>addTimeStamp()-&gt;</text:span></text:p>
      <text:p text:style-name="P1"><text:span text:style-name="T8"><text:tab/><text:tab/>createPVStructure();</text:span></text:p>
      <text:p text:style-name="P2"/>
      <text:p text:style-name="P4"><text:span text:style-name="T3">This pvData structure is now of the type ‘ntScalar’ where the scalar value is a double floating point value. The ‘value’ field is required, and its method is thus not prepended with ‘add’. The optional fields (often alarms, timestamps, and other associated metadata) are added to the structure using the ‘add*()’ methods. </text:span></text:p>
      <text:p text:style-name="P5"/>
      <text:p text:style-name="P8"><text:span text:style-name="T5">Instantiating a Normative Type pvData Structure with Extra Fields</text:span></text:p>
      <text:p text:style-name="P9"/>
      <text:p text:style-name="P8"><text:span text:style-name="T3"><text:tab/>To add an extra field to a normative type pvData structure the same builder class is used as before. In this example, a nested pvData structure and a pvData type will be added as two extra fields in the normative type pvData structure.</text:span></text:p>
      <text:p text:style-name="P8"><text:span text:style-name="T3"><text:tab/></text:span></text:p>
      <text:p text:style-name="P4"><text:span text:style-name="T3">Two instances of builder classes, ‘</text:span><text:a xlink:type="simple" xlink:href="http://epics-pvdata.sourceforge.net/docbuild/pvDataCPP/tip/documentation/html/classepics_1_1pvData_1_1FieldCreate.html" text:style-name="Internet_20_link" text:visited-style-name="Visited_20_Internet_20_Link"><text:span text:style-name="T7">FieldCreate</text:span></text:a><text:span text:style-name="T3">’ and ‘</text:span><text:a xlink:type="simple" xlink:href="http://epics-pvdata.sourceforge.net/docbuild/pvDataCPP/tip/documentation/html/classepics_1_1pvData_1_1PVDataCreate.html" text:style-name="Internet_20_link" text:visited-style-name="Visited_20_Internet_20_Link"><text:span text:style-name="T7">PVDataCreate</text:span></text:a><text:span text:style-name="T3">’, are needed to define the nested structure. These singleton class instances are retrieved using their respective ‘get*()’ methods. </text:span></text:p>
      <text:p text:style-name="P4"><text:span text:style-name="T3">For example:</text:span></text:p>
      <text:p text:style-name="P10"/>
      <text:p text:style-name="P8"><text:span text:style-name="T3"><text:tab/></text:span><text:span text:style-name="T8">FieldCreatePtr fieldCreate = getFieldCreate();</text:span></text:p>
      <text:p text:style-name="P8"><text:span text:style-name="T8"><text:tab/>PVDataCreatePtr pvDataCreate = getPVDataCreate();</text:span></text:p>
      <text:p text:style-name="P10"/>
      <text:p text:style-name="P8"><text:span text:style-name="T3"><text:tab/>FieldCreate is then used to define the nested structure. It’s important to note that in this example fieldCreate created an instance of a fieldBuilder object using the createFieldBuilder() method. This is done in-line because the fieldBuilder object is only going to be used once. When creating multiple structures it is better to create a single instance of a fieldBuilder object, and then use it through a pointer. Creating it in-line, as shown here, would be inefficient for creating multiple structures, because a new instance would be allocated for every structure. One instance of a field builder can create any arbitrary number of structures over its lifetime. </text:span></text:p>
      <text:p text:style-name="P4"><text:span text:style-name="T3">For example:</text:span></text:p>
      <text:p text:style-name="P10"><text:soft-page-break/></text:p>
      <text:p text:style-name="P8"><text:span text:style-name="T3"><text:tab/></text:span><text:span text:style-name="T8">StructureConstPtr structure = fieldCreate-&gt;createFieldBuilder()-&gt;</text:span></text:p>
      <text:p text:style-name="P8"><text:span text:style-name="T8"><text:tab/><text:tab/>add(“a_long_integer”, pvLong)-&gt;</text:span></text:p>
      <text:p text:style-name="P8"><text:span text:style-name="T8"><text:tab/><text:tab/>add(“a_double”, pvDouble)-&gt;</text:span></text:p>
      <text:p text:style-name="P8"><text:span text:style-name="T8"><text:tab/><text:tab/>add(“are_we_having_fun_yet”, pvBoolean)-&gt;</text:span></text:p>
      <text:p text:style-name="P8"><text:span text:style-name="T8"><text:tab/><text:tab/>createStructure();</text:span></text:p>
      <text:p text:style-name="P8"><text:span text:style-name="T3"><text:tab/></text:span></text:p>
      <text:p text:style-name="P4"><text:span text:style-name="T3">Use the PVDataCreate instance to create a PVStructure from the previously defined ‘structure’. </text:span></text:p>
      <text:p text:style-name="P4"><text:span text:style-name="T3">For example:</text:span></text:p>
      <text:p text:style-name="P4"><text:span text:style-name="T3"><text:tab/></text:span></text:p>
      <text:p text:style-name="P4"><text:span text:style-name="T8">PVStructurePtr nestedPVStructure =</text:span></text:p>
      <text:p text:style-name="P12"><text:span text:style-name="T8">pvDataCreate-&gt;createPVStructure(structure);</text:span></text:p>
      <text:p text:style-name="P7"/>
      <text:p text:style-name="P8"><text:span text:style-name="T3"><text:tab/>To add the pvData type as an extra field request an instance of the builder class, ‘standardField’. </text:span></text:p>
      <text:p text:style-name="P4"><text:span text:style-name="T3">For example:</text:span></text:p>
      <text:p text:style-name="P10"/>
      <text:p text:style-name="P8"><text:span text:style-name="T3"><text:tab/></text:span><text:span text:style-name="T8">StandardFieldPtr standardField = getStandardField();</text:span></text:p>
      <text:p text:style-name="P10"/>
      <text:p text:style-name="P8"><text:span text:style-name="T3"><text:tab/>Adding the type as an extra field can be done inline when creating the normative type pvData structure. </text:span></text:p>
      <text:p text:style-name="P10"/>
      <text:p text:style-name="P8"><text:span text:style-name="T3">Creating the normative type with additional fields:</text:span></text:p>
      <text:p text:style-name="P7"><text:soft-page-break/></text:p>
      <text:p text:style-name="P6"><text:span text:style-name="T8">PVStructurePtr pvStructure = ntScalarBuilder-&gt;</text:span></text:p>
      <text:p text:style-name="P6"><text:span text:style-name="T8"><text:tab/>value(pvDouble)-&gt;</text:span></text:p>
      <text:p text:style-name="P6"><text:span text:style-name="T8"><text:tab/>addAlarm()-&gt;</text:span></text:p>
      <text:p text:style-name="P6"><text:span text:style-name="T8"><text:tab/>addTimeStamp()-&gt;</text:span></text:p>
      <text:p text:style-name="P13"><text:span text:style-name="T8">add( “nested_structure”, nestedPVStructure-&gt;getField() )-&gt;</text:span></text:p>
      <text:p text:style-name="P6"><text:span text:style-name="T8"><text:tab/>add( “extra_double”, standardField-&gt;scalar(</text:span></text:p>
      <text:p text:style-name="P14"><text:span text:style-name="T8">pvDouble, “value”)-&gt;getField(“value”) )-&gt;</text:span></text:p>
      <text:p text:style-name="P12"><text:span text:style-name="T8">createPVStructure();</text:span></text:p>
      <text:p text:style-name="P10"/>
      <text:p text:style-name="P8"><text:span text:style-name="T5">All of the code:</text:span></text:p>
      <text:p text:style-name="P2"/>
      <text:p text:style-name="P1"><text:span text:style-name="T3"><text:tab/></text:span><text:span text:style-name="T8">NTScalarBuilderPtr ntScalarBuilder = NTScalar::createBuilder();</text:span></text:p>
      <text:p text:style-name="P4"><text:span text:style-name="T8">PVStructurePtr pvStructure = ntScalarBuilder-&gt;</text:span></text:p>
      <text:p text:style-name="P1"><text:span text:style-name="T8"><text:tab/><text:tab/>value(pvDouble)-&gt;</text:span></text:p>
      <text:p text:style-name="P1"><text:span text:style-name="T8"><text:tab/><text:tab/>addAlarm()-&gt;</text:span></text:p>
      <text:p text:style-name="P1"><text:span text:style-name="T8"><text:tab/><text:tab/>addTimeStamp()-&gt;</text:span></text:p>
      <text:p text:style-name="P1"><text:span text:style-name="T8"><text:tab/><text:tab/>createPVStructure();</text:span></text:p>
      <text:p text:style-name="P4"><text:span text:style-name="T8">FieldCreatePtr fieldCreate = getFieldCreate();</text:span></text:p>
      <text:p text:style-name="P1"><text:span text:style-name="T8"><text:tab/>PVDataCreatePtr pvDataCreate = getPVDataCreate();</text:span></text:p>
      <text:p text:style-name="P1"><text:span text:style-name="T3"><text:tab/></text:span><text:span text:style-name="T8">StructureConstPtr structure = fieldCreate-&gt;createFieldBuilder()-&gt;</text:span></text:p>
      <text:p text:style-name="P1"><text:soft-page-break/><text:span text:style-name="T8"><text:tab/><text:tab/>add(“a_long_integer”, pvLong)-&gt;</text:span></text:p>
      <text:p text:style-name="P1"><text:span text:style-name="T8"><text:tab/><text:tab/>add(“a_double”, pvDouble)-&gt;</text:span></text:p>
      <text:p text:style-name="P1"><text:span text:style-name="T8"><text:tab/><text:tab/>add(“are_we_having_fun_yet”, pvBoolean)-&gt;</text:span></text:p>
      <text:p text:style-name="P1"><text:span text:style-name="T8"><text:tab/><text:tab/>createStructure();</text:span></text:p>
      <text:p text:style-name="P1"><text:span text:style-name="T3"><text:tab/></text:span><text:span text:style-name="T8">PVStructurePtr nestedPVStructure =</text:span></text:p>
      <text:p text:style-name="P12"><text:span text:style-name="T8">pvDataCreate-&gt;createPVStructure(structure);</text:span></text:p>
      <text:p text:style-name="P8"><text:span text:style-name="T3"><text:tab/></text:span><text:span text:style-name="T8">StandardFieldPtr standardField = getStandardField();</text:span></text:p>
      <text:p text:style-name="P8"><text:span text:style-name="T3"><text:tab/></text:span><text:span text:style-name="T8">PVStructurePtr pvStructure = ntScalarBuilder-&gt;</text:span></text:p>
      <text:p text:style-name="P6"><text:span text:style-name="T8"><text:tab/>value(pvDouble)-&gt;</text:span></text:p>
      <text:p text:style-name="P6"><text:span text:style-name="T8"><text:tab/>addAlarm()-&gt;</text:span></text:p>
      <text:p text:style-name="P6"><text:span text:style-name="T8"><text:tab/>addTimeStamp()-&gt;</text:span></text:p>
      <text:p text:style-name="P13"><text:span text:style-name="T8">add( “nested_structure”, nestedPVStructure-&gt;getField() )-&gt;</text:span></text:p>
      <text:p text:style-name="P4"><text:span text:style-name="T8"><text:tab/>add( “extra_double”, standardField-&gt;scalar(</text:span></text:p>
      <text:p text:style-name="P14"><text:span text:style-name="T8">pvDouble, “value”)-&gt;getField(“value”) )-&gt;</text:span></text:p>
      <text:p text:style-name="P12"><text:span text:style-name="T8">createPVStructure();</text:span></text:p>
      <text:p text:style-name="P10"/>
      <text:p text:style-name="P10"/>
      <text:p text:style-name="P8"><text:span text:style-name="T3">The resulting normative type will be of the structure:</text:span></text:p>
      <text:p text:style-name="P8"><text:span text:style-name="T3"><text:tab/></text:span></text:p>
      <text:p text:style-name="P4"><text:span text:style-name="T8">epics:nt/NTScalar:1.0</text:span></text:p>
      <text:p text:style-name="P8"><text:span text:style-name="T8"><text:tab/><text:tab/>double value</text:span></text:p>
      <text:p text:style-name="P8"><text:soft-page-break/><text:span text:style-name="T8"><text:tab/><text:tab/>alarm_t alarm</text:span></text:p>
      <text:p text:style-name="P8"><text:span text:style-name="T8"><text:tab/><text:tab/><text:tab/>int severity</text:span></text:p>
      <text:p text:style-name="P8"><text:span text:style-name="T8"><text:tab/><text:tab/><text:tab/>int status</text:span></text:p>
      <text:p text:style-name="P8"><text:span text:style-name="T8"><text:tab/><text:tab/><text:tab/>string message</text:span></text:p>
      <text:p text:style-name="P8"><text:span text:style-name="T8"><text:tab/><text:tab/>time_t timeStamp</text:span></text:p>
      <text:p text:style-name="P8"><text:span text:style-name="T8"><text:tab/><text:tab/><text:tab/>long secondsPastEpoch</text:span></text:p>
      <text:p text:style-name="P8"><text:span text:style-name="T8"><text:tab/><text:tab/><text:tab/>int nanoseconds</text:span></text:p>
      <text:p text:style-name="P8"><text:span text:style-name="T8"><text:tab/><text:tab/><text:tab/>int userTag</text:span></text:p>
      <text:p text:style-name="P8"><text:span text:style-name="T8"><text:tab/><text:tab/>structure nested_structure</text:span></text:p>
      <text:p text:style-name="P8"><text:span text:style-name="T8"><text:tab/><text:tab/><text:tab/>long a_long_integer</text:span></text:p>
      <text:p text:style-name="P8"><text:span text:style-name="T8"><text:tab/><text:tab/><text:tab/>double a_double</text:span></text:p>
      <text:p text:style-name="P8"><text:span text:style-name="T8"><text:tab/><text:tab/><text:tab/>boolean are_we_having_fun_yet</text:span></text:p>
      <text:p text:style-name="P8"><text:span text:style-name="T8"><text:tab/><text:tab/>double extra_double</text:span></text:p>
      <text:p text:style-name="P11"/>
      <text:p text:style-name="P4"><text:span text:style-name="T3">After the record has been created, and the code is running, using ‘pvinfo recordName’ or ‘pvget -r “” recordName’ will produce the structure above on the command line. </text:span></text:p>
      <text:p text:style-name="P10"/>
      <text:p text:style-name="P4"><text:span text:style-name="T3">There is code </text:span><text:a xlink:type="simple" xlink:href="https://github.com/es-sns121/ntAddFields" text:style-name="Internet_20_link" text:visited-style-name="Visited_20_Internet_20_Link"><text:span text:style-name="T7">available</text:span></text:a><text:span text:style-name="T3"> that demonstrates creating this exact record and hosting it on an EPICS v4 pvDatab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ntarell" svg:font-family="Cantarel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ntarell1" svg:font-family="Cantarel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98" meta:word-count="767" meta:character-count="5982" meta:non-whitespace-character-count="5195"/>
    <meta:generator>LibreOfficeDev/5.1.0.3$Linux_X86_64 LibreOffice_project/</meta:generator>
  </office:meta>
</office:document-meta>
</file>